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10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i-de.tk prezentáció kísérő szöveg</text:h>
      <text:p text:style-name="Standard"/>
      <text:p text:style-name="Standard">Ebben az anyagban a prezentáció egyes diáihoz fűzhető szöveghez adok néhány ötletet. Azokat a gondolatokat amik magán a dián vannak leírva nem minden esetben ismétlem itt meg...de természetesen azokról is lehet /kell szót ejteni.</text:p>
      <text:p text:style-name="Standard"/>
      <text:h text:style-name="Heading_20_2" text:outline-level="2">1.dia</text:h>
      <text:p text:style-name="Standard">A likvid demokrácia – mint neve is mutatja – egy demokrácia modell. </text:p>
      <text:p text:style-name="Standard">Amikor demokráciáról esik szó gyakran felmerül az a gondolat, hogy amolyan „polgári hobby” akiknek nincs a közvetlen, biológiai megélhetésekkel gondjuk azok „jó dolgukban, unalmukban” ilyesmivel foglalkoznak. Aki nyomorog, az utcán él vagy fűtetlen lakásban fagyoskodik, annak az aznapi vacsora a fő gondja és nem a „demokrácia”.</text:p>
      <text:p text:style-name="Standard"/>
      <text:p text:style-name="Standard">Ebben sok igazság van, mindazonáltal én úgy gondolom, hogy az emberek általános jóléte, a nyomor felszámolása csak közös gondolkodással, a „kollektív bölcsesség” működtetésével lehetséges. Én alapvetően bízok az emberekben, meggyőződésem, hogyha tényleg SZABADON tehát minden erőszaktól, kiszolgáltatottságtól mentesen (beleértve a gazdasági kiszolgáltatottságot is) dönthetnek a saját és mások sorsáról akkor egy emberibb, egyenlőbb világot fognak létrehozni. Sajnos az igaz, hogy ebben a közös gondolkodásban a jelenleg nyomorban, napi biológiai megélhetési gondokkal küzdő embertársaink érthető okokból csak korlátozottan tudnak részt venni. Nekünk akiknek a jó szerencse megadta a lehetőséget, hogy legyen több-kevesebb időnk a közügyekkel foglalkozni megkerülhetetlen humánus kötelességünk az Ő érdekeiket is képviselni. Természetesen emellett minden eszközzel törekedni kell a közös gondolkodásba minél szélesebb rétegeket bevonni.</text:p>
      <text:p text:style-name="Standard"/>
      <text:p text:style-name="Standard">Még egy pár szót a „kollektív bölcsességről” kívánok szólni. Ez egy régi, üres „frázisnak” hangzik pedig nem az. A világ egy nagyon összetett, bonyolult „sok változós” dolog. Ezt teljes egészében átlátni, megérteni elemezni egyetlen ember nem képes. Elengedhetetlenül szükséges az embereknél szétszórtan meglévő különböző nézőpontokból megfigyelt tudás-részletek egyesítése, integrálása.</text:p>
      <text:p text:style-name="Standard"/>
      <text:p text:style-name="Standard">Egy a Facebookról származó szemléletes kép ennek illusztrisára:</text:p>
      <text:p text:style-name="Standard"><text:soft-page-break/><draw:frame draw:style-name="fr1" draw:name="kép1" text:anchor-type="as-char" svg:width="18.785cm" svg:height="18.785cm" draw:z-index="0"><draw:image xlink:href="https://scontent-vie1-1.xx.fbcdn.net/hphotos-xfa1/v/t1.0-9/10931409_798628793508113_558805732968857336_n.jpg?oh=6f3b4a694670d8e7529706faa261686e&amp;oe=568F8C0B" xlink:type="simple" xlink:show="embed" xlink:actuate="onLoad"/></draw:frame> </text:p>
      <text:p text:style-name="Standard"/>
      <text:h text:style-name="Heading_20_2" text:outline-level="2">2.dia</text:h>
      <text:p text:style-name="Standard"/>
      <text:p text:style-name="Standard">Már a Görög városállamokban kialakult a demokrácia két alaptípusa a közvetlen demokrácia és a képviseleti demokrácia.</text:p>
      <text:p text:style-name="Standard"/>
      <text:p text:style-name="Standard">A közvetlen demokráciában minden érintett részt vesz a közös gondolkodásban, eszmecserében majd a döntésben.</text:p>
      <text:p text:style-name="Standard"/>
      <text:p text:style-name="Standard">A képviseleti demokráciában az érintettek egy csoportja egy képviselőt delegál, és az eszmecserében és a döntéshozatalban csak a képviselők vesznek részt.</text:p>
      <text:p text:style-name="Standard"/>
      <text:p text:style-name="Standard"><text:soft-page-break/>Az előzőekben elmondott „kollektív bölcsesség” működése szempontjából a minél nagyobb létszámú résztvevő – tehát a közvetlen demokrácia tűnik előnyösebbnek hiszen így tud <text:s/>a legtöbb rész-információ egyesülni a legkomplexebb megközelítés érvényesülni. Továbbá az így meghozott döntéseket érzik az emberek leginkább a „sajátjuknak” itt lehet a leginkább elvárni, hogy a döntéshez ezután tartsák is magukat. Ugyanakkor a nagy létszámú résztvevők közötti eszmecsere technikailag nagyon nehezen lebonyolítható (még a mai informatikai, hírközlési lehetőségeket használva is), továbbá az ilyen sok résztvevő számú eszmecsere sokszor végtelen, meddő „egymásmellé beszéléssé” fajul. Továbbá a tudati fejlődés jelen szintjén fent áll annak a veszélye is, hogy sokan olyasmibe is belebeszélnek amihez egyáltalán nem értenek, amiről semmi információjuk nincsen.</text:p>
      <text:p text:style-name="Standard"/>
      <text:p text:style-name="Standard">Ezért aztán az utóbbi évszázadokban inkább a képviseleti demokrácia terjedt el, kerül alkalmazásra, esetenként vegyítve egy kevés közvetlen demokratikus elemmel is (pl. népszavazások intézménye)</text:p>
      <text:p text:style-name="Standard">Látni kell azonban, hogy a képviseleti demokrácia világszerte hanyatlóban van, folyamatosan üresednek ki az intézményei, fogy el a megválasztott képviselők legitimitása, válik egyre manipulatívabbá a képviselő választások folyamata, egyre formálisabbá „színház jellegűvé” a parlamenti vita. Itt az idő valami újnak a kitalálására ezen a téren is. Ráadásul korunk informatikai technológiája alapvetően új lehetőségeket kínál. Ne felejtsük el, hogy a jelenleg használt választási technológiákat több mint száz éve találták ki, amikor még emberek papíron ceruzával összesítették a szavazatokat. Ma már lényegesen jobb eszközeink vannak erre, amikkel magasabb szintre emelhető ez a folyamat.</text:p>
      <text:p text:style-name="Standard"/>
      <text:h text:style-name="Heading_20_2" text:outline-level="2">3.dia</text:h>
      <text:p text:style-name="Standard"/>
      <text:p text:style-name="Standard">Itt most egy kis informatikai kitérő következik.</text:p>
      <text:p text:style-name="Standard">Én 30 éve foglalkozok informatikai fejlesztésekkel. Tapasztalataim szerint az alulról-felfelé megvalósított projektek a sikeresek. Ez azt jelenti, hogy az új szoftvereket előszór kicsiben egy kisebb körülhatárolt körben kell bevezetni, a kezdeti „gyermekbetegségeket” itt javítani a szoftvert a gyakorlati tapasztalatok alapján finomítani, fejleszteni és csak ezután térni át a magasabb szintű, szélesebb körű használatára. Kötelességem megjegyezni, hogy ezzel nem minden kollégám ért egyet van aki szerint felülről lefelé kell a projekteket megtervezni és bevezetni.</text:p>
      <text:p text:style-name="Standard">Mindenesetre én a saját koncepcióm alapján kezdtem bele a likvid demokrácia projekt tervezésébe. Mivel az általam elsőnek megcélzott „kis közösségek, kis szervezetek” csak alacsony költségvetéssel gazdálkodhatnak <text:s/>olyan szoftver kialakítását tűztem ki célul aminek a lehető legminimálisabbak a bevezetési költségei, a legolcsóbb, legszélesebb körben elérhető hardware eszközökön lesz használható.</text:p>
      <text:p text:style-name="Standard"/>
      <text:h text:style-name="Heading_20_2" text:outline-level="2">4.dia</text:h>
      <text:p text:style-name="Standard"/>
      <text:p text:style-name="Standard">Ennek érdekében a Google keresőbe beírtam a „web tárhely” kereső szót és megvizsgáltam az legolcsóbb kínálatok által nyújtott lehetőségeket. Mint látható a PHP és MYSQL támogatása mindenhol megtalálható a további szoftver platformok támogatása már nem teljes körű. Ezért a PHP MYSQL rendszer alkalmazása mellett döntöttem. </text:p>
      <text:p text:style-name="Standard"/>
      <text:h text:style-name="Heading_20_2" text:outline-level="2">5.dia</text:h>
      <text:p text:style-name="Standard"/>
      <text:p text:style-name="Standard">Megvizsgáltam az általam ismert már meglévő megvalósításokat is. Sajnos ezek között egy sem akadt amelyik a PHP MYSQL technológiát használta volna. Ezért a saját fejlesztés mellett <text:soft-page-break/>döntöttem. </text:p>
      <text:p text:style-name="Standard"/>
      <text:h text:style-name="Heading_20_2" text:outline-level="2">6. - <text:s/>7. dia</text:h>
      <text:p text:style-name="Standard"/>
      <text:p text:style-name="Standard">Itt a megvalósított szoftver néhány fő jellemzője látható. Talán a témakör rendszerről kell itt néhány szót szólni. Ennek a programban több funkciója is van:</text:p>
      <text:list xml:id="list6558571481823372501" text:style-name="L5">
        <text:list-item>
          <text:p text:style-name="P1">Rendezett, áttekinthető, kereshető struktúrába kezelni a szavazásokat</text:p>
        </text:list-item>
        <text:list-item>
          <text:p text:style-name="P1">Témakörönként lehet a szavazatomat átruházni valakire )képviseleti megbízást adni”</text:p>
        </text:list-item>
        <text:list-item>
          <text:p text:style-name="P1">Témakörönként lehet szabályozni a szavazások, tagok, képviselők „láthatóságát” Lehet un. „zárt” témaköröket létrehozni az itt lévő tagokat képviselőket, szavazásokat csak az adott témakörhöz bejegyzett „tagok” láthatják, ezzel szemben a „nyílt” témakörökben folyó szavazások, képviselők minden a web oldalra látogató számára láthatóak. Pl. egy-egy szervezet, csoport létrehozhat magának egy „zárt” témakört, ez alatt altémákat is kialakíthat. Az itt folyó eszmecsere, szavazások csak a szervezet tagjai számára lesznek láthatóak.</text:p>
          <text:p text:style-name="P1"/>
        </text:list-item>
      </text:list>
      <text:p text:style-name="Standard">Megjegyzem, hogy ezen szempontok összeegyeztetése nem könnyű, érdemes alaposan átgondolni mielőtt „belekezd valaki”. </text:p>
      <text:p text:style-name="Standard"/>
      <text:h text:style-name="Heading_20_2" text:outline-level="2">8 .dia</text:h>
      <text:p text:style-name="Standard"/>
      <text:p text:style-name="Standard">Ez a program adatbázis szerkezetét szemlélteti. Informatikusoknak szól – ők úgyis értik – mások pedig nyugodtan tovább léphetnek.</text:p>
      <text:p text:style-name="Standard"/>
      <text:h text:style-name="Heading_20_2" text:outline-level="2">9 . 10. dia</text:h>
      <text:p text:style-name="Standard"/>
      <text:p text:style-name="Standard">Itt a témaköröknél a programban megadható/megadandó adatok láthatóak és egy képernyőkép ezzel kapcsolatban.</text:p>
      <text:p text:style-name="Standard"/>
      <text:h text:style-name="Heading_20_2" text:outline-level="2">11 . 12. 13. dia</text:h>
      <text:p text:style-name="Standard"/>
      <text:p text:style-name="Standard">A szavazások felvitelénél megadható adatok és ezzel kapcsolatos képernyő képek</text:p>
      <text:p text:style-name="Standard"/>
      <text:p text:style-name="Standard">A 13, dia a szavazat leadás módját mutatja.</text:p>
      <text:p text:style-name="Standard"/>
      <text:p text:style-name="Standard"/>
      <text:h text:style-name="Heading_20_2" text:outline-level="2">14 . 15.dia</text:h>
      <text:p text:style-name="Standard"/>
      <text:p text:style-name="Standard">A preferenciális (Borda rendszerű) szavazás lényegesen pontosabb képet ad a szavazók akaratáról mint a hagyományos „Igen – nem” szavazás. Viszont kiértékelése kissé bonyolultabb dolog annál. De a mai informatikai eszközökkel ez nem probléma. A kiértékelés matematikai alapjai évszázadok óta ismertek és a NET -en ennek számítástechnikai megvalósításai is elérhetőek.</text:p>
      <text:p text:style-name="Standard">A 15. dia a szavazás kiértékelés eredményének gép megjelenítését mutatja.</text:p>
      <text:p text:style-name="Standard"/>
      <text:h text:style-name="Heading_20_2" text:outline-level="2"><text:soft-page-break/>16 . dia</text:h>
      <text:p text:style-name="Standard"/>
      <text:p text:style-name="Standard">A szoftver fejlesztésében, tesztelésében résztvevő első néhány munkatárs neve látható itt. köszönet nekik és mindazoknak akik később kapcsolódtak be a közös munkába.</text:p>
      <text:h text:style-name="Heading_20_2" text:outline-level="2">17 . dia</text:h>
      <text:p text:style-name="Standard"/>
      <text:p text:style-name="Standard">link ajánló, olvasni való a téma után érdeklődök számára.</text:p>
      <text:p text:style-name="Standard"/>
      <text:h text:style-name="Heading_20_2" text:outline-level="2">18 . dia</text:h>
      <text:p text:style-name="Standard"/>
      <text:p text:style-name="Standard">Néhány ötlet a továbbfejlődés lehetőségeiről......</text:p>
      <text:list xml:id="list2915818195211198351" text:style-name="L10">
        <text:list-header>
          <text:p text:style-name="P2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7T17:32:23.95</meta:creation-date>
    <meta:generator>OpenOffice/4.1.1$Win32 OpenOffice.org_project/411m6$Build-9775</meta:generator>
    <dc:date>2015-09-27T18:55:41.99</dc:date>
    <meta:editing-duration>PT1H23M17S</meta:editing-duration>
    <meta:editing-cycles>3</meta:editing-cycles>
    <meta:document-statistic meta:table-count="0" meta:image-count="1" meta:object-count="0" meta:page-count="5" meta:paragraph-count="46" meta:word-count="1042" meta:character-count="7812"/>
  </office:meta>
</office:document-meta>
</file>